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pdid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7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4:45:49.250317263</meta:creation-date>
    <dc:date>2016-12-18T15:34:12.247489457</dc:date>
    <meta:editing-duration>PT28M1S</meta:editing-duration>
    <meta:editing-cycles>6</meta:editing-cycles>
    <meta:generator>LibreOffice/5.2.2.2$Linux_X86_64 LibreOffice_project/20m0$Build-2</meta:generator>
    <meta:document-statistic meta:table-count="1" meta:cell-count="309" meta:object-count="0"/>
  </office:meta>
</office:document-meta>
</file>